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1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148.2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125.8pt"/>
    </style:style>
    <style:style style:name="co14" style:family="table-column">
      <style:table-column-properties fo:break-before="auto" style:column-width="81.04pt"/>
    </style:style>
    <style:style style:name="co1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51.7pt"/>
    </style:style>
    <style:style style:name="co17" style:family="table-column">
      <style:table-column-properties fo:break-before="auto" style:column-width="50.94pt"/>
    </style:style>
    <style:style style:name="co18" style:family="table-column">
      <style:table-column-properties fo:break-before="auto" style:column-width="50.14pt"/>
    </style:style>
    <style:style style:name="co19" style:family="table-column">
      <style:table-column-properties fo:break-before="auto" style:column-width="47.85pt"/>
    </style:style>
    <style:style style:name="co24" style:family="table-column">
      <style:table-column-properties fo:break-before="auto" style:column-width="82.6pt"/>
    </style:style>
    <style:style style:name="co25" style:family="table-column">
      <style:table-column-properties fo:break-before="auto" style:column-width="210.7pt"/>
    </style:style>
    <style:style style:name="co26" style:family="table-column">
      <style:table-column-properties fo:break-before="auto" style:column-width="111.15pt"/>
    </style:style>
    <style:style style:name="co27" style:family="table-column">
      <style:table-column-properties fo:break-before="auto" style:column-width="84.9pt"/>
    </style:style>
    <style:style style:name="co28" style:family="table-column">
      <style:table-column-properties fo:break-before="auto" style:column-width="69.45pt"/>
    </style:style>
    <style:style style:name="co29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6" style:family="table-cell" style:parent-style-name="Default" style:data-style-name="N122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22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0"/>
        <table:table-column table:style-name="co9" table:default-cell-style-name="Default"/>
        <table:table-column table:style-name="co10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14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2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14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2"/>
        </table:table-row>
        <table:table-row table:style-name="ro1">
          <table:table-cell table:style-name="ce9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2"/>
        </table:table-row>
        <table:table-row table:style-name="ro1">
          <table:table-cell table:style-name="ce9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14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2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14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office:value-type="string" calcext:value-type="string">
            <text:p>Zwrot do puli:</text:p>
          </table:table-cell>
          <table:table-cell table:formula="of:=SUM([Sold.L10:.L12])" office:value-type="float" office:value="297.88" calcext:value-type="float">
            <text:p>297.88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14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ysk:</text:p>
          </table:table-cell>
          <table:table-cell table:formula="of:=SUM([Sold.M10:.M12])" office:value-type="float" office:value="123.98" calcext:value-type="float">
            <text:p>123.98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table:number-columns-repeated="2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2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style-name="ce13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2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11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2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11"/>
          <table:table-cell table:style-name="ce13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2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2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1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14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office:value-type="string" calcext:value-type="string">
            <text:p>Zwrot do puli:</text:p>
          </table:table-cell>
          <table:table-cell table:formula="of:=SUM([Sold.L13:.L21])" office:value-type="float" office:value="1064.18" calcext:value-type="float">
            <text:p>1064.18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office:value-type="string" calcext:value-type="string">
            <text:p>Zysk:</text:p>
          </table:table-cell>
          <table:table-cell table:formula="of:=SUM([Sold.M19:.M22])" office:value-type="float" office:value="356.45" calcext:value-type="float">
            <text:p>356.45</text:p>
          </table:table-cell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ce12"/>
          <table:table-cell office:value-type="float" office:value="153" calcext:value-type="float">
            <text:p>153</text:p>
          </table:table-cell>
          <table:table-cell office:value-type="date" office:date-value="2017-01-05" calcext:value-type="date">
            <text:p>2017-01-05</text:p>
          </table:table-cell>
          <table:table-cell office:value-type="float" office:value="6.47" calcext:value-type="float">
            <text:p>6.47</text:p>
          </table:table-cell>
          <table:table-cell office:value-type="float" office:value="16" calcext:value-type="float">
            <text:p>16</text:p>
          </table:table-cell>
          <table:table-cell table:formula="of:=[Sold.H22]-[Sold.J22]-[Sold.K22]" office:value-type="float" office:value="130.53" calcext:value-type="float">
            <text:p>130.53</text:p>
          </table:table-cell>
          <table:table-cell table:formula="of:=[Sold.H22]-[Sold.C22]-[Sold.J22]-[Sold.K22]" office:value-type="float" office:value="66.53" calcext:value-type="float">
            <text:p>66.53</text:p>
          </table:table-cell>
          <table:table-cell office:value-type="float" office:value="4" calcext:value-type="float">
            <text:p>4</text:p>
          </table:table-cell>
          <table:table-cell table:style-name="ce14" table:formula="of:=([Sold.L22]/[Sold.C22]-1)*100" office:value-type="float" office:value="103.953125" calcext:value-type="float">
            <text:p>104.0</text:p>
          </table:table-cell>
          <table:table-cell table:formula="of:=[Sold.O22]/([Sold.I22]-[Sold.D22])*365" office:value-type="float" office:value="542.041294642857" calcext:value-type="float">
            <text:p>542.0412946429</text:p>
          </table:table-cell>
          <table:table-cell table:number-columns-repeated="2"/>
        </table:table-row>
        <table:table-row table:style-name="ro1">
          <table:table-cell table:style-name="ce9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office:value-type="date" office:date-value="2011-01-01" calcext:value-type="date">
            <text:p>2011-01-0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65.5" calcext:value-type="float">
            <text:p>265.5</text:p>
          </table:table-cell>
          <table:table-cell office:value-type="date" office:date-value="2017-01-11" calcext:value-type="date">
            <text:p>2017-01-11</text:p>
          </table:table-cell>
          <table:table-cell office:value-type="float" office:value="10.59" calcext:value-type="float">
            <text:p>10.59</text:p>
          </table:table-cell>
          <table:table-cell office:value-type="float" office:value="18" calcext:value-type="float">
            <text:p>18</text:p>
          </table:table-cell>
          <table:table-cell table:formula="of:=[Sold.H23]-[Sold.J23]-[Sold.K23]" office:value-type="float" office:value="236.91" calcext:value-type="float">
            <text:p>236.91</text:p>
          </table:table-cell>
          <table:table-cell table:formula="of:=[Sold.H23]-[Sold.C23]-[Sold.J23]-[Sold.K23]" office:value-type="float" office:value="-113.09" calcext:value-type="float">
            <text:p>-113.09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3]/[Sold.C23]-1)*100" office:value-type="float" office:value="-32.3114285714286" calcext:value-type="float">
            <text:p>-32.3</text:p>
          </table:table-cell>
          <table:table-cell table:formula="of:=[Sold.O23]/([Sold.I23]-[Sold.D23])*365" office:value-type="float" office:value="-5.35589074867004" calcext:value-type="float">
            <text:p>-5.355890748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/>
          <table:table-cell table:style-name="ce12"/>
          <table:table-cell table:formula="of:=39+8.6" office:value-type="float" office:value="47.6" calcext:value-type="float">
            <text:p>47.6</text:p>
          </table:table-cell>
          <table:table-cell office:value-type="date" office:date-value="2017-01-15" calcext:value-type="date">
            <text:p>2017-01-15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</text:p>
          </table:table-cell>
          <table:table-cell table:formula="of:=[Sold.H24]-[Sold.J24]-[Sold.K24]" office:value-type="float" office:value="36.85" calcext:value-type="float">
            <text:p>36.85</text:p>
          </table:table-cell>
          <table:table-cell table:formula="of:=[Sold.H24]-[Sold.C24]-[Sold.J24]-[Sold.K24]" office:value-type="float" office:value="-3.15" calcext:value-type="float">
            <text:p>-3.15</text:p>
          </table:table-cell>
          <table:table-cell office:value-type="float" office:value="2" calcext:value-type="float">
            <text:p>2</text:p>
          </table:table-cell>
          <table:table-cell table:style-name="ce14" table:formula="of:=([Sold.L24]/[Sold.C24]-1)*100" office:value-type="float" office:value="-7.875" calcext:value-type="float">
            <text:p>-7.9</text:p>
          </table:table-cell>
          <table:table-cell table:formula="of:=[Sold.O24]/([Sold.I24]-[Sold.D24])*365" office:value-type="float" office:value="-3.85822147651007" calcext:value-type="float">
            <text:p>-3.8582214765</text:p>
          </table:table-cell>
          <table:table-cell table:number-columns-repeated="2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 table:style-name="ce12"/>
          <table:table-cell table:formula="of:=199+3.94" office:value-type="float" office:value="202.94" calcext:value-type="float">
            <text:p>202.94</text:p>
          </table:table-cell>
          <table:table-cell office:value-type="date" office:date-value="2017-01-24" calcext:value-type="date">
            <text:p>2017-01-24</text:p>
          </table:table-cell>
          <table:table-cell table:formula="of:=8.72+0.6" office:value-type="float" office:value="9.32" calcext:value-type="float">
            <text:p>9.32</text:p>
          </table:table-cell>
          <table:table-cell office:value-type="float" office:value="3.94" calcext:value-type="float">
            <text:p>3.94</text:p>
          </table:table-cell>
          <table:table-cell table:formula="of:=[Sold.H25]-[Sold.J25]-[Sold.K25]" office:value-type="float" office:value="189.68" calcext:value-type="float">
            <text:p>189.68</text:p>
          </table:table-cell>
          <table:table-cell table:formula="of:=[Sold.H25]-[Sold.C25]-[Sold.J25]-[Sold.K25]" office:value-type="float" office:value="89.68" calcext:value-type="float">
            <text:p>89.68</text:p>
          </table:table-cell>
          <table:table-cell office:value-type="float" office:value="4" calcext:value-type="float">
            <text:p>4</text:p>
          </table:table-cell>
          <table:table-cell table:style-name="ce14" table:formula="of:=([Sold.L25]/[Sold.C25]-1)*100" office:value-type="float" office:value="89.68" calcext:value-type="float">
            <text:p>89.7</text:p>
          </table:table-cell>
          <table:table-cell table:formula="of:=[Sold.O25]/([Sold.I25]-[Sold.D25])*365" office:value-type="float" office:value="84.1470437017995" calcext:value-type="float">
            <text:p>84.1470437018</text:p>
          </table:table-cell>
          <table:table-cell office:value-type="string" calcext:value-type="string">
            <text:p>Zwrot do puli:</text:p>
          </table:table-cell>
          <table:table-cell table:formula="of:=SUM([Sold.L22:.L26])" office:value-type="float" office:value="639.62" calcext:value-type="float">
            <text:p>639.62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 table:style-name="ce12"/>
          <table:table-cell table:formula="of:=49+3.94" office:value-type="float" office:value="52.94" calcext:value-type="float">
            <text:p>52.94</text:p>
          </table:table-cell>
          <table:table-cell office:value-type="date" office:date-value="2017-01-22" calcext:value-type="date">
            <text:p>2017-01-22</text:p>
          </table:table-cell>
          <table:table-cell table:formula="of:=2.45+0.9"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table:formula="of:=[Sold.H26]-[Sold.J26]-[Sold.K26]" office:value-type="float" office:value="45.65" calcext:value-type="float">
            <text:p>45.65</text:p>
          </table:table-cell>
          <table:table-cell table:formula="of:=[Sold.H26]-[Sold.C26]-[Sold.J26]-[Sold.K26]" office:value-type="float" office:value="26.21" calcext:value-type="float">
            <text:p>26.21</text:p>
          </table:table-cell>
          <table:table-cell office:value-type="float" office:value="6" calcext:value-type="float">
            <text:p>6</text:p>
          </table:table-cell>
          <table:table-cell table:style-name="ce14" table:formula="of:=([Sold.L26]/[Sold.C26]-1)*100" office:value-type="float" office:value="134.825102880658" calcext:value-type="float">
            <text:p>134.8</text:p>
          </table:table-cell>
          <table:table-cell table:formula="of:=[Sold.O26]/([Sold.I26]-[Sold.D26])*365" office:value-type="float" office:value="518.012237383582" calcext:value-type="float">
            <text:p>518.0122373836</text:p>
          </table:table-cell>
          <table:table-cell office:value-type="string" calcext:value-type="string">
            <text:p>Zysk:</text:p>
          </table:table-cell>
          <table:table-cell table:formula="of:=SUM([Sold.M22:.M26])" office:value-type="float" office:value="66.18" calcext:value-type="float">
            <text:p>66.18</text:p>
          </table:table-cell>
        </table:table-row>
        <table:table-row table:style-name="ro1" table:number-rows-repeated="104854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lling" table:style-name="ta1">
        <table:table-column table:style-name="co24" table:default-cell-style-name="Default"/>
        <table:table-column table:style-name="co25" table:default-cell-style-name="Default"/>
        <table:table-column table:style-name="co11" table:number-columns-repeated="2" table:default-cell-style-name="Default"/>
        <table:table-column table:style-name="co26" table:default-cell-style-name="Default"/>
        <table:table-column table:style-name="co27" table:default-cell-style-name="ce11"/>
        <table:table-column table:style-name="co11" table:default-cell-style-name="ce12"/>
        <table:table-column table:style-name="co2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10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10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 table:style-name="Default"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10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10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7855621" calcext:value-type="float">
            <text:p>9788377855621</text:p>
          </table:table-cell>
          <table:table-cell office:value-type="string" calcext:value-type="string">
            <text:p>Golem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88308054369" calcext:value-type="float">
            <text:p>9788308054369</text:p>
          </table:table-cell>
          <table:table-cell office:value-type="string" calcext:value-type="string">
            <text:p>Sabriel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88308054376" calcext:value-type="float">
            <text:p>9788308054376</text:p>
          </table:table-cell>
          <table:table-cell office:value-type="string" calcext:value-type="string">
            <text:p>Lirael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88308054383" calcext:value-type="float">
            <text:p>9788308054383</text:p>
          </table:table-cell>
          <table:table-cell office:value-type="string" calcext:value-type="string">
            <text:p>Abhorsen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number-rows-repeated="3">
          <table:table-cell table:number-columns-repeated="3"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10"/>
          <table:table-cell table:number-columns-repeated="4"/>
        </table:table-row>
        <table:table-row table:style-name="ro1" table:number-rows-repeated="15">
          <table:table-cell table:number-columns-repeated="3"/>
          <table:table-cell table:style-name="ce10"/>
          <table:table-cell table:number-columns-repeated="4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10"/>
          <table:table-cell table:number-columns-repeated="4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 table:number-columns-repeated="4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owa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że kupić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/>
          <table:table-cell table:style-name="ce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2"/>
          <table:table-cell office:value-type="string" calcext:value-type="string">
            <text:p>wr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style-name="ce3"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table:style-name="ce2" office:value-type="date" office:date-value="2011-01-01" calcext:value-type="date">
            <text:p>2011-01-01</text:p>
          </table:table-cell>
          <table:table-cell/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8:.C65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66:.C94])" office:value-type="float" office:value="1025.83" calcext:value-type="float">
            <text:p>1025.83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95:.C107])" office:value-type="float" office:value="536.76" calcext:value-type="float">
            <text:p>536.76</text:p>
          </table:table-cell>
          <table:table-cell table:number-columns-repeated="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office:value-type="string" calcext:value-type="string">
            <text:p>polecony</text:p>
          </table:table-cell>
          <table:table-cell/>
          <table:table-cell table:formula="of:=SUM([Bought.C108:.C111])" office:value-type="float" office:value="135.1" calcext:value-type="float">
            <text:p>135.1</text:p>
          </table:table-cell>
          <table:table-cell table:number-columns-repeated="6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9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846.19" calcext:value-type="float">
            <text:p>846.19</text:p>
          </table:table-cell>
          <table:table-cell table:formula="of:=[Summary.D3]-[Summary.C3]" office:value-type="float" office:value="-241.62" calcext:value-type="float">
            <text:p>-241.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1025.83" calcext:value-type="float">
            <text:p>1025.83</text:p>
          </table:table-cell>
          <table:table-cell office:value-type="float" office:value="297.88" calcext:value-type="float">
            <text:p>297.88</text:p>
          </table:table-cell>
          <table:table-cell table:formula="of:=[Summary.D4]-[Summary.C4]" office:value-type="float" office:value="-727.95" calcext:value-type="float">
            <text:p>-727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table:formula="of:=536.76+[Summary.F5]" office:value-type="float" office:value="661.59" calcext:value-type="float">
            <text:p>661.59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402.59" calcext:value-type="float">
            <text:p>402.59</text:p>
          </table:table-cell>
          <table:table-cell office:value-type="float" office:value="124.83" calcext:value-type="float">
            <text:p>124.83</text:p>
          </table:table-cell>
          <table:table-cell office:value-type="string" calcext:value-type="string">
            <text:p>Koperty</text:p>
          </table:table-cell>
        </table:table-row>
        <table:table-row table:style-name="ro1">
          <table:table-cell/>
          <table:table-cell office:value-type="float" office:value="1.2017" calcext:value-type="float">
            <text:p>1.2017</text:p>
          </table:table-cell>
          <table:table-cell office:value-type="float" office:value="135.1" calcext:value-type="float">
            <text:p>135.1</text:p>
          </table:table-cell>
          <table:table-cell office:value-type="float" office:value="639.62" calcext:value-type="float">
            <text:p>639.62</text:p>
          </table:table-cell>
          <table:table-cell table:formula="of:=[Summary.D6]-[Summary.C6]" office:value-type="float" office:value="504.52" calcext:value-type="float">
            <text:p>504.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elling.A1:Selling.H21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H76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11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20:41:01.560273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7-01-30T20:46:32.953614225</dc:date>
    <meta:editing-duration>P1DT17H3M46S</meta:editing-duration>
    <meta:editing-cycles>115</meta:editing-cycles>
    <meta:generator>LibreOffice/5.1.4.2$Linux_X86_64 LibreOffice_project/10m0$Build-2</meta:generator>
    <meta:document-statistic meta:table-count="5" meta:cell-count="1506" meta:object-count="0"/>
  </office:meta>
</office:document-meta>
</file>